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andImpl.Ps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andImpl.getStateString(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CommandImpl.execute( String s , PrintStream out , PrintStream err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Ps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